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 Garamond1" svg:font-family="'Apple Garamond'" style:font-pitch="variable"/>
    <style:font-face style:name="Apple Garamond" svg:font-family="'Apple Garamond'" style:font-adornments="Bold" style:font-pitch="variable"/>
    <style:font-face style:name="Apple Garamond Light" svg:font-family="'Apple Garamond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Apple Garamond Light" fo:font-weight="normal" style:font-name-asian="DejaVu Sans" style:font-weight-asian="normal" style:font-name-complex="Tahoma" style:font-weight-complex="normal"/>
    </style:style>
    <style:style style:name="P2" style:family="paragraph" style:parent-style-name="Text_20_body">
      <style:paragraph-properties fo:margin-top="0.15cm" fo:margin-bottom="0.15cm" fo:line-height="150%" fo:text-align="justify" style:justify-single-word="false"/>
    </style:style>
    <style:style style:name="P3" style:family="paragraph" style:parent-style-name="Text_20_body">
      <style:paragraph-properties fo:margin-top="0.15cm" fo:margin-bottom="0.15cm" fo:line-height="150%" fo:text-align="justify" style:justify-single-word="false"/>
      <style:text-properties style:use-window-font-color="true" style:font-name="Apple Garamond Light" fo:font-weight="normal" style:font-name-asian="DejaVu Sans" style:font-weight-asian="normal" style:font-name-complex="Tahoma" style:font-weight-complex="normal"/>
    </style:style>
    <style:style style:name="P4" style:family="paragraph" style:parent-style-name="Heading_20_1">
      <style:paragraph-properties fo:margin-top="0.423cm" fo:margin-bottom="0.212cm" fo:padding="0cm" fo:border="none"/>
      <style:text-properties fo:color="#ff0000" style:font-name="Apple Garamond1" fo:font-size="32pt" fo:font-weight="normal" style:font-name-asian="DejaVu Sans" style:font-size-asian="32pt" style:font-weight-asian="normal" style:font-name-complex="Tahoma" style:font-size-complex="32pt" style:font-weight-complex="normal"/>
    </style:style>
    <style:style style:name="T1" style:family="text">
      <style:text-properties fo:font-weight="normal" style:font-name-asian="DejaVu Sans" style:font-weight-asian="normal" style:font-name-complex="Tahoma" style:font-weight-complex="normal"/>
    </style:style>
    <style:style style:name="T2" style:family="text">
      <style:text-properties style:use-window-font-color="true" style:font-name="Apple Garamond Light" fo:font-weight="normal" style:font-name-asian="DejaVu Sans" style:font-weight-asian="normal" style:font-name-complex="Tahoma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An important Math Discovery</text:h>
      <text:p text:style-name="P3"><draw:frame draw:style-name="fr1" draw:name="graphics1" text:anchor-type="paragraph" svg:width="16.933cm" svg:height="0.132cm" draw:z-index="5"><draw:image xlink:href="../../../../../../usr/lib/libreoffice/share/gallery/rulers/blurulr6.gif" xlink:type="simple" xlink:show="embed" xlink:actuate="onLoad"/></draw:frame></text:p>
      <text:p text:style-name="P2"><text:span text:style-name="T2">I must confess, sometimes computers do go wrong. In certain cases 1 is equal to 2. Take the equation</text:span><text:span text:style-name="T2"><draw:frame draw:style-name="fr2" draw:name="Object4" text:anchor-type="as-char" svg:width="3.907cm" svg:height="0.547cm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2">, now put a = b = 1 in it so we get</text:span></text:p>
      <text:p text:style-name="P1"><draw:frame draw:style-name="fr2" draw:name="Object5" text:anchor-type="as-char" svg:width="3.791cm" svg:height="2.07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<text:span text:style-name="T1">Lets put <text:s/></text:span><text:span text:style-name="T1"><draw:frame draw:style-name="fr2" draw:name="Object6" text:anchor-type="as-char" svg:width="1.536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so we </text:span><text:span text:style-name="T2">get</text:span></text:p>
      <text:p text:style-name="P1"><draw:frame draw:style-name="fr2" draw:name="Object7" text:anchor-type="as-char" svg:width="1.662cm" svg:height="0.998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><text:span text:style-name="T1">Any number divided by </text:span><text:span text:style-name="T2">itself</text:span><text:span text:style-name="T1"> is one, so </text:span><text:span text:style-name="T1"><draw:frame draw:style-name="fr2" draw:name="Object8" text:anchor-type="as-char" svg:width="1.095cm" svg:height="0.998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, so we get the proof that</text:span></text:p>
      <text:p text:style-name="P1"><draw:frame draw:style-name="fr2" draw:name="Object9" text:anchor-type="as-char" svg:width="2.228cm" svg:height="1.977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><text:span text:style-name="T1">Didn't I say that computers can go wrong</text:span><text:span text:style-name="T1"><text:note text:id="ftn1" text:note-class="footnote"><text:note-citation>1</text:note-citation><text:note-body><text:p text:style-name="Footnote">Tell this important great discovery to no one. Is a great secret many mathematicians have failed to find out!</text:p></text:note-body></text:note></text:span><text:span text:style-name="T1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pple Garamond1" svg:font-family="'Apple Garamond'" style:font-pitch="variable"/>
    <style:font-face style:name="Apple Garamond" svg:font-family="'Apple Garamond'" style:font-adornments="Bold" style:font-pitch="variable"/>
    <style:font-face style:name="Apple Garamond Light" svg:font-family="'Apple Garamond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end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ff0000" style:font-name="Apple Garamond" fo:font-size="32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eyan K</meta:initial-creator>
    <meta:creation-date>2010-02-02T17:13:00</meta:creation-date>
    <meta:generator>LibreOffice/3.5$Linux_X86_64 LibreOffice_project/350m1$Build-2</meta:generator>
    <dc:date>2012-08-18T13:45:09</dc:date>
    <dc:creator>Webtoday </dc:creator>
    <meta:editing-duration>PT1M8S</meta:editing-duration>
    <meta:editing-cycles>6</meta:editing-cycles>
    <meta:document-statistic meta:table-count="0" meta:image-count="1" meta:object-count="6" meta:page-count="1" meta:paragraph-count="9" meta:word-count="85" meta:character-count="404" meta:non-whitespace-character-count="321"/>
  </office:meta>
</office:document-meta>
</file>

<file path=Object 1/content.xml><?xml version="1.0" encoding="utf-8"?>
<math xmlns="http://www.w3.org/1998/Math/MathML">
  <semantics>
    <mrow>
      <mrow>
        <mrow>
          <msup>
            <mi>a</mi>
            <mn>2</mn>
          </msup>
          <mo stretchy="false">−</mo>
          <msup>
            <mi>b</mi>
            <mn>2</mn>
          </msup>
        </mrow>
        <mo stretchy="false">=</mo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</mrow>
      <mrow>
        <mo stretchy="false">(</mo>
        <mrow>
          <mrow>
            <mi>a</mi>
            <mo stretchy="false">−</mo>
            <mi>b</mi>
          </mrow>
        </mrow>
        <mo stretchy="false">)</mo>
      </mrow>
    </mrow>
    <annotation encoding="StarMath 5.0">a^2 - b^2 = (a+b) (a-b)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sup>
                  <mn>1</mn>
                  <mn>2</mn>
                </msup>
                <mo stretchy="false">−</mo>
                <msup>
                  <mn>1</mn>
                  <mn>2</mn>
                </msup>
              </mrow>
              <mo stretchy="false">=</mo>
              <mrow>
                <mo stretchy="false">(</mo>
                <mrow>
                  <mrow>
                    <mn>1</mn>
                    <mo stretchy="false">+</mo>
                    <mn>1</mn>
                  </mrow>
                </mrow>
                <mo stretchy="false">)</mo>
              </mrow>
            </mrow>
            <mrow>
              <mo stretchy="false">(</mo>
              <mrow>
                <mrow>
                  <mn>1</mn>
                  <mo stretchy="false">−</mo>
                  <mn>1</mn>
                </mrow>
              </mrow>
              <mo stretchy="false">)</mo>
            </mrow>
          </mrow>
        </mtd>
      </mtr>
      <mtr>
        <mtd>
          <mrow>
            <mrow>
              <mrow>
                <mn>1</mn>
                <mo stretchy="false">−</mo>
                <mn>1</mn>
              </mrow>
              <mo stretchy="false">=</mo>
              <mrow>
                <mo stretchy="false">(</mo>
                <mrow>
                  <mrow>
                    <mn>1</mn>
                    <mo stretchy="false">+</mo>
                    <mn>1</mn>
                  </mrow>
                </mrow>
                <mo stretchy="false">)</mo>
              </mrow>
            </mrow>
            <mrow>
              <mo stretchy="false">(</mo>
              <mrow>
                <mrow>
                  <mn>1</mn>
                  <mo stretchy="false">−</mo>
                  <mn>1</mn>
                </mrow>
              </mrow>
              <mo stretchy="false">)</mo>
            </mrow>
          </mrow>
        </mtd>
      </mtr>
      <mtr>
        <mtd>
          <mrow>
            <mrow>
              <mfrac>
                <mrow>
                  <mrow>
                    <mn>1</mn>
                    <mo stretchy="false">−</mo>
                    <mn>1</mn>
                  </mrow>
                </mrow>
                <mrow>
                  <mrow>
                    <mn>1</mn>
                    <mo stretchy="false">−</mo>
                    <mn>1</mn>
                  </mrow>
                </mrow>
              </mfrac>
              <mo stretchy="false">=</mo>
              <mrow>
                <mn>1</mn>
                <mo stretchy="false">+</mo>
                <mn>1</mn>
              </mrow>
            </mrow>
          </mrow>
        </mtd>
      </mtr>
    </mtable>
    <annotation encoding="StarMath 5.0">alignl 1^2 - 1^2 = (1+1) (1-1) newline
alignl 1-1 = (1+1) (1-1) newline
alignl {1-1} over {1-1} = 1+1</annotation>
  </semantics>
</math>
</file>

<file path=Object 3/content.xml><?xml version="1.0" encoding="utf-8"?>
<math xmlns="http://www.w3.org/1998/Math/MathML">
  <semantics>
    <mrow>
      <mrow>
        <mrow>
          <mn>1</mn>
          <mo stretchy="false">−</mo>
          <mn>1</mn>
        </mrow>
        <mo stretchy="false">=</mo>
        <mi>k</mi>
      </mrow>
    </mrow>
    <annotation encoding="StarMath 5.0">1-1 =k</annotation>
  </semantics>
</math>
</file>

<file path=Object 4/content.xml><?xml version="1.0" encoding="utf-8"?>
<math xmlns="http://www.w3.org/1998/Math/MathML">
  <semantics>
    <mrow>
      <mrow>
        <mfrac>
          <mi>k</mi>
          <mi>k</mi>
        </mfrac>
        <mo stretchy="false">=</mo>
        <mrow>
          <mn>1</mn>
          <mo stretchy="false">+</mo>
          <mn>1</mn>
        </mrow>
      </mrow>
    </mrow>
    <annotation encoding="StarMath 5.0">
k over k = 1+1</annotation>
  </semantics>
</math>
</file>

<file path=Object 5/content.xml><?xml version="1.0" encoding="utf-8"?>
<math xmlns="http://www.w3.org/1998/Math/MathML">
  <semantics>
    <mrow>
      <mrow>
        <mfrac>
          <mi>k</mi>
          <mi>k</mi>
        </mfrac>
        <mo stretchy="false">=</mo>
        <mn>1</mn>
      </mrow>
    </mrow>
    <annotation encoding="StarMath 5.0">
k over k = 1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frac>
                  <mi>k</mi>
                  <mi>k</mi>
                </mfrac>
                <mo stretchy="false">=</mo>
                <mn>1</mn>
              </mrow>
              <mo stretchy="false">=</mo>
              <mrow>
                <mn>1</mn>
                <mo stretchy="false">+</mo>
                <mn>1</mn>
              </mrow>
            </mrow>
          </mrow>
        </mtd>
      </mtr>
      <mtr>
        <mtd>
          <mrow>
            <mrow>
              <mn>1</mn>
              <mo stretchy="false">=</mo>
              <mrow>
                <mn>1</mn>
                <mo stretchy="false">+</mo>
                <mn>1</mn>
              </mrow>
            </mrow>
          </mrow>
        </mtd>
      </mtr>
      <mtr>
        <mtd>
          <mrow>
            <mrow>
              <mn>1</mn>
              <mo stretchy="false">=</mo>
              <mn>2</mn>
            </mrow>
          </mrow>
        </mtd>
      </mtr>
    </mtable>
    <annotation encoding="StarMath 5.0">
alignl k over k = 1 = 1+1 newline
alignl 1 = 1+1 newline
alignl 1= 2</annotation>
  </semantics>
</math>
</file>